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5.72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11.78mm"/>
    </style:style>
    <style:style style:name="co39" style:family="table-column">
      <style:table-column-properties fo:break-before="auto" style:column-width="21.73mm"/>
    </style:style>
    <style:style style:name="co40" style:family="table-column">
      <style:table-column-properties fo:break-before="auto" style:column-width="20.96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13.62mm"/>
    </style:style>
    <style:style style:name="co43" style:family="table-column">
      <style:table-column-properties fo:break-before="auto" style:column-width="51.08mm"/>
    </style:style>
    <style:style style:name="co44" style:family="table-column">
      <style:table-column-properties fo:break-before="auto" style:column-width="50.57mm"/>
    </style:style>
    <style:style style:name="co45" style:family="table-column">
      <style:table-column-properties fo:break-before="auto" style:column-width="19.12mm"/>
    </style:style>
    <style:style style:name="co46" style:family="table-column">
      <style:table-column-properties fo:break-before="auto" style:column-width="11.25mm"/>
    </style:style>
    <style:style style:name="co47" style:family="table-column">
      <style:table-column-properties fo:break-before="auto" style:column-width="49.78mm"/>
    </style:style>
    <style:style style:name="co48" style:family="table-column">
      <style:table-column-properties fo:break-before="auto" style:column-width="50.31mm"/>
    </style:style>
    <style:style style:name="co49" style:family="table-column">
      <style:table-column-properties fo:break-before="auto" style:column-width="16.67mm"/>
    </style:style>
    <style:style style:name="co50" style:family="table-column">
      <style:table-column-properties fo:break-before="auto" style:column-width="14.41mm"/>
    </style:style>
    <style:style style:name="co51" style:family="table-column">
      <style:table-column-properties fo:break-before="auto" style:column-width="45.31mm"/>
    </style:style>
    <style:style style:name="co52" style:family="table-column">
      <style:table-column-properties fo:break-before="auto" style:column-width="44.54mm"/>
    </style:style>
    <style:style style:name="co53" style:family="table-column">
      <style:table-column-properties fo:break-before="auto" style:column-width="47.15mm"/>
    </style:style>
    <style:style style:name="co54" style:family="table-column">
      <style:table-column-properties fo:break-before="auto" style:column-width="45.58mm"/>
    </style:style>
    <style:style style:name="co55" style:family="table-column">
      <style:table-column-properties fo:break-before="auto" style:column-width="21.96mm"/>
    </style:style>
    <style:style style:name="co56" style:family="table-column">
      <style:table-column-properties fo:break-before="auto" style:column-width="5.56mm"/>
    </style:style>
    <style:style style:name="co57" style:family="table-column">
      <style:table-column-properties fo:break-before="auto" style:column-width="15.35mm"/>
    </style:style>
    <style:style style:name="co58" style:family="table-column">
      <style:table-column-properties fo:break-before="auto" style:column-width="18.79mm"/>
    </style:style>
    <style:style style:name="co59" style:family="table-column">
      <style:table-column-properties fo:break-before="auto" style:column-width="17.73mm"/>
    </style:style>
    <style:style style:name="co60" style:family="table-column">
      <style:table-column-properties fo:break-before="auto" style:column-width="16.93mm"/>
    </style:style>
    <style:style style:name="co61" style:family="table-column">
      <style:table-column-properties fo:break-before="auto" style:column-width="18.26mm"/>
    </style:style>
    <style:style style:name="co62" style:family="table-column">
      <style:table-column-properties fo:break-before="auto" style:column-width="30.13mm"/>
    </style:style>
    <style:style style:name="co63" style:family="table-column">
      <style:table-column-properties fo:break-before="auto" style:column-width="29.86mm"/>
    </style:style>
    <style:style style:name="co64" style:family="table-column">
      <style:table-column-properties fo:break-before="auto" style:column-width="82.29mm"/>
    </style:style>
    <style:style style:name="co65" style:family="table-column">
      <style:table-column-properties fo:break-before="auto" style:column-width="20.11mm"/>
    </style:style>
    <style:style style:name="co66" style:family="table-column">
      <style:table-column-properties fo:break-before="auto" style:column-width="12.96mm"/>
    </style:style>
    <style:style style:name="co67" style:family="table-column">
      <style:table-column-properties fo:break-before="auto" style:column-width="21.17mm"/>
    </style:style>
    <style:style style:name="co68" style:family="table-column">
      <style:table-column-properties fo:break-before="auto" style:column-width="74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67" table:number-columns-repeated="2"/>
          <table:table-cell table:number-columns-repeated="5"/>
          <table:table-cell table:style-name="Default"/>
          <table:table-cell/>
          <table:table-cell table:style-name="ce57"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20M00S" calcext:value-type="time">
            <text:p>00:2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23M00S" calcext:value-type="time">
            <text:p>09:23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46M00S" calcext:value-type="time">
            <text:p>09:46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0H09M00S" calcext:value-type="time">
            <text:p>10:09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0H32M00S" calcext:value-type="time">
            <text:p>10:32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0H55M00S" calcext:value-type="time">
            <text:p>10:5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1H18M00S" calcext:value-type="time">
            <text:p>11:18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1H41M00S" calcext:value-type="time">
            <text:p>11:41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2H04M00S" calcext:value-type="time">
            <text:p>12:04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12H27M00S" calcext:value-type="time">
            <text:p>12:27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29]+[.$F$13]+[.$F$14]" office:value-type="time" office:time-value="PT09H23M00S" calcext:value-type="time">
            <text:p>09:23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" office:value-type="time" office:time-value="PT09H23M00S" calcext:value-type="time">
            <text:p>09:23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3]+[.$F$14]" office:value-type="time" office:time-value="PT09H46M00S" calcext:value-type="time">
            <text:p>09:46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" office:value-type="time" office:time-value="PT09H46M00S" calcext:value-type="time">
            <text:p>09:46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3]+[.$F$14]" office:value-type="time" office:time-value="PT10H09M00S" calcext:value-type="time">
            <text:p>10:09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4]" office:value-type="time" office:time-value="PT10H09M00S" calcext:value-type="time">
            <text:p>10:09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3]+[.$F$14]" office:value-type="time" office:time-value="PT10H32M00S" calcext:value-type="time">
            <text:p>10:32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6]" office:value-type="time" office:time-value="PT10H32M00S" calcext:value-type="time">
            <text:p>10:32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+[.$F$13]+[.$F$14]" office:value-type="time" office:time-value="PT10H55M00S" calcext:value-type="time">
            <text:p>10:5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8]" office:value-type="time" office:time-value="PT10H55M00S" calcext:value-type="time">
            <text:p>10:5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39]+[.$F$13]+[.$F$14]" office:value-type="time" office:time-value="PT11H18M00S" calcext:value-type="time">
            <text:p>11:18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0]" office:value-type="time" office:time-value="PT11H18M00S" calcext:value-type="time">
            <text:p>11:18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1]+[.$F$13]+[.$F$14]" office:value-type="time" office:time-value="PT11H41M00S" calcext:value-type="time">
            <text:p>11:41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2]" office:value-type="time" office:time-value="PT11H41M00S" calcext:value-type="time">
            <text:p>11:41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3]+[.$F$13]+[.$F$14]" office:value-type="time" office:time-value="PT12H04M00S" calcext:value-type="time">
            <text:p>12:04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4]" office:value-type="time" office:time-value="PT12H04M00S" calcext:value-type="time">
            <text:p>12:04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5]+[.$F$13]+[.$F$14]" office:value-type="time" office:time-value="PT12H27M00S" calcext:value-type="time">
            <text:p>12:27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6]" office:value-type="time" office:time-value="PT12H27M00S" calcext:value-type="time">
            <text:p>12:27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d</text:p>
          </table:table-cell>
          <table:table-cell table:number-columns-repeated="1012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c</text:p>
          </table:table-cell>
          <table:table-cell table:number-columns-repeated="1012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L2]" office:value-type="time" office:time-value="PT09H00M00S" calcext:value-type="time">
            <text:p>09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A38]" office:value-type="time" office:time-value="PT09H00M00S" calcext:value-type="time">
            <text:p>09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38]+[.$F$8]+[.$F$9]" office:value-type="time" office:time-value="PT09H15M00S" calcext:value-type="time">
            <text:p>09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" office:value-type="time" office:time-value="PT09H15M00S" calcext:value-type="time">
            <text:p>09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+[.$F$8]+[.$F$9]" office:value-type="time" office:time-value="PT09H30M00S" calcext:value-type="time">
            <text:p>09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2]" office:value-type="time" office:time-value="PT09H30M00S" calcext:value-type="time">
            <text:p>09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2]+[.$F$8]+[.$F$9]" office:value-type="time" office:time-value="PT09H45M00S" calcext:value-type="time">
            <text:p>09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4]" office:value-type="time" office:time-value="PT09H45M00S" calcext:value-type="time">
            <text:p>09:4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5]" office:value-type="string" office:string-value="D" calcext:value-type="string">
            <text:p>D</text:p>
          </table:table-cell>
          <table:table-cell table:formula="of:=[.$N$2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4]+[.$F$8]+[.$F$9]" office:value-type="time" office:time-value="PT10H00M00S" calcext:value-type="time">
            <text:p>10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6]" office:value-type="time" office:time-value="PT10H00M00S" calcext:value-type="time">
            <text:p>10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4]" office:value-type="string" office:string-value="C" calcext:value-type="string">
            <text:p>C</text:p>
          </table:table-cell>
          <table:table-cell table:formula="of:=[.$N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61" table:formula="of:=[.A46]+[.$F$8]+[.$F$9]" office:value-type="time" office:time-value="PT10H15M00S" calcext:value-type="time">
            <text:p>10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7]" office:value-type="string" office:string-value="F" calcext:value-type="string">
            <text:p>F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1" table:formula="of:=[.A48]" office:value-type="time" office:time-value="PT10H15M00S" calcext:value-type="time">
            <text:p>10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61" table:formula="of:=[.A48]+[.$F$8]+[.$F$9]" office:value-type="time" office:time-value="PT10H30M00S" calcext:value-type="time">
            <text:p>10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3]" office:value-type="string" office:string-value="B" calcext:value-type="string">
            <text:p>B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61" table:formula="of:=[.A50]" office:value-type="time" office:time-value="PT10H30M00S" calcext:value-type="time">
            <text:p>10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61" table:formula="of:=[.A50]+[.$F$8]+[.$F$9]" office:value-type="time" office:time-value="PT10H45M00S" calcext:value-type="time">
            <text:p>10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Name</text:p>
          </table:table-cell>
          <table:table-cell table:style-name="ce56" table:number-columns-repeated="2"/>
          <table:table-cell table:style-name="ce57"/>
          <table:table-cell table:number-columns-repeated="7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Falke Nürnberg 1" calcext:value-type="string">
            <text:p>DJK Falke Nürnberg 1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DJK Königsfeld" calcext:value-type="string">
            <text:p>DJK Königsfeld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6"/>
          <table:table-cell table:style-name="ce65"/>
          <table:table-cell table:style-name="ce67" table:number-columns-repeated="2"/>
          <table:table-cell table:style-name="ce65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23" table:default-cell-style-name="ce59"/>
        <table:table-column table:style-name="co35" table:default-cell-style-name="ce59"/>
        <table:table-column table:style-name="co36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ce58"/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6"/>
          <table:table-cell table:style-name="ce57"/>
          <table:table-cell table:style-name="ce58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6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5"/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/>
          <table:table-cell table:style-name="ce57" table:number-columns-repeated="6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4"/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7" table:style-name="ta2">
        <table:table-column table:style-name="co37" table:default-cell-style-name="ce58"/>
        <table:table-column table:style-name="co38" table:default-cell-style-name="ce57"/>
        <table:table-column table:style-name="co29" table:default-cell-style-name="Default"/>
        <table:table-column table:style-name="co23" table:default-cell-style-name="ce57"/>
        <table:table-column table:style-name="co39" table:default-cell-style-name="ce58"/>
        <table:table-column table:style-name="co40" table:default-cell-style-name="ce57"/>
        <table:table-column table:style-name="co37" table:number-columns-repeated="8" table:default-cell-style-name="Default"/>
        <table:table-row table:style-name="ro1">
          <table:table-cell table:style-name="Default"/>
          <table:table-cell table:style-name="ce59"/>
          <table:table-cell/>
          <table:table-cell table:style-name="Default" table:number-columns-repeated="3"/>
          <table:table-cell/>
          <table:table-cell office:value-type="string" calcext:value-type="string">
            <text:p>GruppeA</text:p>
          </table:table-cell>
          <table:table-cell office:value-type="string" calcext:value-type="string">
            <text:p>GruppeB</text:p>
          </table:table-cell>
          <table:table-cell table:number-columns-repeated="2"/>
          <table:table-cell table:style-name="ce59" office:value-type="string" calcext:value-type="string">
            <text:p>Startzeit</text:p>
          </table:table-cell>
          <table:table-cell table:style-name="ce59"/>
          <table:table-cell table:style-name="ce59" office:value-type="string" calcext:value-type="string">
            <text:p>Name</text:p>
          </table:table-cell>
        </table:table-row>
        <table:table-row table:style-name="ro1">
          <table:table-cell table:style-name="Default"/>
          <table:table-cell table:style-name="ce59"/>
          <table:table-cell/>
          <table:table-cell table:style-name="Default" table:number-columns-repeated="3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 table:style-name="ce59"/>
          <table:table-cell table:style-name="ce59" office:value-type="string" calcext:value-type="string">
            <text:p>SG Gaustadt 1</text:p>
          </table:table-cell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 table:style-name="ce59"/>
          <table:table-cell/>
          <table:table-cell table:style-name="Default" table:number-columns-repeated="3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2"/>
          <table:table-cell table:style-name="ce59" table:number-columns-repeated="2"/>
          <table:table-cell table:style-name="ce59" office:value-type="string" calcext:value-type="string">
            <text:p>DJK Don Bosco Bamberg 2</text:p>
          </table:table-cell>
        </table:table-row>
        <table:table-row table:style-name="ro1">
          <table:table-cell table:style-name="Default"/>
          <table:table-cell table:style-name="ce59"/>
          <table:table-cell/>
          <table:table-cell table:style-name="Default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table:style-name="ce59" office:value-type="string" calcext:value-type="string">
            <text:p>blau</text:p>
          </table:table-cell>
          <table:table-cell table:style-name="ce59"/>
          <table:table-cell table:style-name="ce59" office:value-type="string" calcext:value-type="string">
            <text:p>SG Walberla 1</text:p>
          </table:table-cell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ce59"/>
          <table:table-cell/>
          <table:table-cell table:style-name="Default" table:number-columns-repeated="3"/>
          <table:table-cell/>
          <table:table-cell office:value-type="string" calcext:value-type="string">
            <text:p>a4</text:p>
          </table:table-cell>
          <table:table-cell table:number-columns-repeated="3"/>
          <table:table-cell table:style-name="ce59" office:value-type="string" calcext:value-type="string">
            <text:p>gelb</text:p>
          </table:table-cell>
          <table:table-cell table:style-name="ce59"/>
          <table:table-cell table:style-name="ce59" office:value-type="string" calcext:value-type="string">
            <text:p>DJK Falke Nürnberg</text:p>
          </table:table-cell>
        </table:table-row>
        <table:table-row table:style-name="ro1">
          <table:table-cell table:style-name="ce59" table:number-columns-repeated="2"/>
          <table:table-cell/>
          <table:table-cell table:style-name="Default" table:number-columns-repeated="3"/>
          <table:table-cell table:number-columns-repeated="5"/>
          <table:table-cell table:style-name="ce59" table:number-columns-repeated="2"/>
          <table:table-cell table:style-name="ce59" office:value-type="string" calcext:value-type="string">
            <text:p>SV DJK Eggolsheim</text:p>
          </table:table-cell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5"/>
          <table:table-cell table:style-name="ce59" table:number-columns-repeated="2"/>
          <table:table-cell table:style-name="ce59" office:value-type="string" calcext:value-type="string">
            <text:p>SG Gaustadt 2</text:p>
          </table:table-cell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5"/>
          <table:table-cell table:style-name="ce59" table:number-columns-repeated="2"/>
          <table:table-cell table:style-name="ce59" office:value-type="string" calcext:value-type="string">
            <text:p>SG Walberla 2</text:p>
          </table:table-cell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5"/>
          <table:table-cell table:style-name="ce59" table:number-columns-repeated="2"/>
          <table:table-cell table:style-name="ce59" office:value-type="string" calcext:value-type="string">
            <text:p>DJK Königsfeld</text:p>
          </table:table-cell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number-columns-repeated="3"/>
          <table:table-cell table:number-columns-repeated="8"/>
        </table:table-row>
        <table:table-row table:style-name="ro1">
          <table:table-cell table:style-name="ce56" table:number-columns-repeated="6"/>
          <table:table-cell table:number-columns-repeated="8"/>
        </table:table-row>
        <table:table-row table:style-name="ro1">
          <table:table-cell table:style-name="ce57"/>
          <table:table-cell/>
          <table:table-cell table:style-name="ce60" office:value-type="string" calcext:value-type="string">
            <text:p>Spielplan</text:p>
          </table:table-cell>
          <table:table-cell/>
          <table:table-cell table:style-name="ce56"/>
          <table:table-cell table:number-columns-repeated="9"/>
        </table:table-row>
        <table:table-row table:style-name="ro1">
          <table:table-cell table:formula="of:=[.L2]" office:value-type="time" office:time-value="PT10H30M00S" calcext:value-type="time">
            <text:p>10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formula="of:=[.$N$3]" office:value-type="string" office:string-value="DJK Don Bosco Bamberg 2" calcext:value-type="string">
            <text:p>DJK Don Bosco Bamberg 2</text:p>
          </table:table-cell>
          <table:table-cell table:number-columns-repeated="10"/>
        </table:table-row>
        <table:table-row table:style-name="ro1">
          <table:table-cell table:formula="of:=[.A14]+[.$F$8]+[.$F$9]" office:value-type="time" office:time-value="PT10H45M00S" calcext:value-type="time">
            <text:p>10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formula="of:=[.$N$5]" office:value-type="string" office:string-value="DJK Falke Nürnberg" calcext:value-type="string">
            <text:p>DJK Falke Nürnberg</text:p>
          </table:table-cell>
          <table:table-cell table:number-columns-repeated="10"/>
        </table:table-row>
        <table:table-row table:style-name="ro1">
          <table:table-cell table:formula="of:=[.A15]+[.$F$8]+[.$F$9]" office:value-type="time" office:time-value="PT11H00M00S" calcext:value-type="time">
            <text:p>11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formula="of:=[.$N$2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A16]+[.$F$8]+[.$F$9]" office:value-type="time" office:time-value="PT11H15M00S" calcext:value-type="time">
            <text:p>11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formula="of:=[.$N$4]" office:value-type="string" office:string-value="SG Walberla 1" calcext:value-type="string">
            <text:p>SG Walberla 1</text:p>
          </table:table-cell>
          <table:table-cell table:number-columns-repeated="10"/>
        </table:table-row>
        <table:table-row table:style-name="ro1">
          <table:table-cell table:formula="of:=[.A17]+[.$F$8]+[.$F$9]" office:value-type="time" office:time-value="PT11H30M00S" calcext:value-type="time">
            <text:p>11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formula="of:=[.$N$2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A18]+[.$F$8]+[.$F$9]" office:value-type="time" office:time-value="PT11H45M00S" calcext:value-type="time">
            <text:p>11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formula="of:=[.$N$5]" office:value-type="string" office:string-value="DJK Falke Nürnberg" calcext:value-type="string">
            <text:p>DJK Falke Nürnberg</text:p>
          </table:table-cell>
          <table:table-cell table:number-columns-repeated="10"/>
        </table:table-row>
        <table:table-row table:style-name="ro1">
          <table:table-cell table:formula="of:=[.L2]" office:value-type="time" office:time-value="PT10H30M00S" calcext:value-type="time">
            <text:p>10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number-columns-repeated="10"/>
        </table:table-row>
        <table:table-row table:style-name="ro1">
          <table:table-cell table:formula="of:=[.A20]+[.$F$10]+[.$F$9]" office:value-type="time" office:time-value="PT10H45M00S" calcext:value-type="time">
            <text:p>10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number-columns-repeated="10"/>
        </table:table-row>
        <table:table-row table:style-name="ro1">
          <table:table-cell table:formula="of:=[.A21]+[.$F$10]+[.$F$9]" office:value-type="time" office:time-value="PT11H00M00S" calcext:value-type="time">
            <text:p>11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formula="of:=[.$N$6]" office:value-type="string" office:string-value="SV DJK Eggolsheim" calcext:value-type="string">
            <text:p>SV DJK Eggolsheim</text:p>
          </table:table-cell>
          <table:table-cell table:number-columns-repeated="10"/>
        </table:table-row>
        <table:table-row table:style-name="ro1">
          <table:table-cell table:formula="of:=[.A22]+[.$F$10]+[.$F$9]" office:value-type="time" office:time-value="PT11H15M00S" calcext:value-type="time">
            <text:p>11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formula="of:=[.$N$6]" office:value-type="string" office:string-value="SV DJK Eggolsheim" calcext:value-type="string">
            <text:p>SV DJK Eggolsheim</text:p>
          </table:table-cell>
          <table:table-cell table:number-columns-repeated="10"/>
        </table:table-row>
        <table:table-row table:style-name="ro1">
          <table:table-cell table:formula="of:=[.A23]+[.$F$10]+[.$F$9]" office:value-type="time" office:time-value="PT11H30M00S" calcext:value-type="time">
            <text:p>11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number-columns-repeated="10"/>
        </table:table-row>
        <table:table-row table:style-name="ro1">
          <table:table-cell table:formula="of:=[.A24]+[.$F$10]+[.$F$9]" office:value-type="time" office:time-value="PT11H45M00S" calcext:value-type="time">
            <text:p>11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number-columns-repeated="10"/>
        </table:table-row>
        <table:table-row table:style-name="ro1">
          <table:table-cell table:style-name="ce57"/>
          <table:table-cell/>
          <table:table-cell table:style-name="ce57"/>
          <table:table-cell/>
          <table:table-cell table:style-name="ce56"/>
          <table:table-cell table:number-columns-repeated="9"/>
        </table:table-row>
        <table:table-row table:style-name="ro1">
          <table:table-cell table:number-columns-repeated="2"/>
          <table:table-cell table:style-name="ce57"/>
          <table:table-cell table:number-columns-repeated="11"/>
        </table:table-row>
        <table:table-row table:style-name="ro1">
          <table:table-cell table:formula="of:=[.A25]+[.$F$8]*2" office:value-type="time" office:time-value="PT12H05M00S" calcext:value-type="time">
            <text:p>12:0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formula="of:=[.$I$4]" office:value-type="string" office:string-value="b3" calcext:value-type="string">
            <text:p>b3</text:p>
          </table:table-cell>
          <table:table-cell table:number-columns-repeated="10"/>
        </table:table-row>
        <table:table-row table:style-name="ro1">
          <table:table-cell table:formula="of:=[.A28]+[.$F$8]+[.$F$9]" office:value-type="time" office:time-value="PT12H20M00S" calcext:value-type="time">
            <text:p>12:2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formula="of:=[.$H$3]" office:value-type="string" office:string-value="a2" calcext:value-type="string">
            <text:p>a2</text:p>
          </table:table-cell>
          <table:table-cell table:number-columns-repeated="10"/>
        </table:table-row>
        <table:table-row table:style-name="ro1">
          <table:table-cell table:formula="of:=[.A29]" office:value-type="time" office:time-value="PT12H20M00S" calcext:value-type="time">
            <text:p>12:2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formula="of:=[.$I$3]" office:value-type="string" office:string-value="b2" calcext:value-type="string">
            <text:p>b2</text:p>
          </table:table-cell>
          <table:table-cell table:number-columns-repeated="10"/>
        </table:table-row>
        <table:table-row table:style-name="ro1">
          <table:table-cell table:formula="of:=[.A30]+[.$F$9]+[.$F$8]" office:value-type="time" office:time-value="PT12H35M00S" calcext:value-type="time">
            <text:p>12:3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formula="of:=[.$H$5]" office:value-type="string" office:string-value="a4" calcext:value-type="string">
            <text:p>a4</text:p>
          </table:table-cell>
          <table:table-cell table:number-columns-repeated="10"/>
        </table:table-row>
        <table:table-row table:style-name="ro1">
          <table:table-cell table:formula="of:=[.A31]+[.$F$8]+[.$F$9]" office:value-type="time" office:time-value="PT12H50M00S" calcext:value-type="time">
            <text:p>12:5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56"/>
          <table:table-cell table:number-columns-repeated="9"/>
        </table:table-row>
        <table:table-row table:style-name="ro1">
          <table:table-cell table:formula="of:=[.A32]+[.$F$8]+[.$F$9]" office:value-type="time" office:time-value="PT13H05M00S" calcext:value-type="time">
            <text:p>13:0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formula="of:=[.$H$4]" office:value-type="string" office:string-value="a3" calcext:value-type="string">
            <text:p>a3</text:p>
          </table:table-cell>
          <table:table-cell table:style-name="ce56"/>
          <table:table-cell table:number-columns-repeated="9"/>
        </table:table-row>
        <table:table-row table:style-name="ro1">
          <table:table-cell table:formula="of:=[.A33]" office:value-type="time" office:time-value="PT13H05M00S" calcext:value-type="time">
            <text:p>13:0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57"/>
          <table:table-cell/>
          <table:table-cell table:style-name="ce60" office:value-type="string" calcext:value-type="string">
            <text:p>Spielplan</text:p>
          </table:table-cell>
          <table:table-cell table:number-columns-repeated="11"/>
        </table:table-row>
        <table:table-row table:style-name="ro1">
          <table:table-cell table:formula="of:=[.$L$2]" office:value-type="time" office:time-value="PT10H30M00S" calcext:value-type="time">
            <text:p>10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formula="of:=[.$N$3]" office:value-type="string" office:string-value="DJK Don Bosco Bamberg 2" calcext:value-type="string">
            <text:p>DJK Don Bosco Bamberg 2</text:p>
          </table:table-cell>
          <table:table-cell table:style-name="ce56"/>
          <table:table-cell table:number-columns-repeated="9"/>
        </table:table-row>
        <table:table-row table:style-name="ro1">
          <table:table-cell table:formula="of:=[.$A41]" office:value-type="time" office:time-value="PT10H30M00S" calcext:value-type="time">
            <text:p>10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formula="of:=[.$N$5]" office:value-type="string" office:string-value="DJK Falke Nürnberg" calcext:value-type="string">
            <text:p>DJK Falke Nürnberg</text:p>
          </table:table-cell>
          <table:table-cell table:style-name="ce56"/>
          <table:table-cell table:number-columns-repeated="9"/>
        </table:table-row>
        <table:table-row table:style-name="ro1">
          <table:table-cell table:formula="of:=[.$A41]+[.$F$8]+[.$F$9]" office:value-type="time" office:time-value="PT10H45M00S" calcext:value-type="time">
            <text:p>10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number-columns-repeated="9"/>
        </table:table-row>
        <table:table-row table:style-name="ro1">
          <table:table-cell table:formula="of:=[.$A43]" office:value-type="time" office:time-value="PT10H45M00S" calcext:value-type="time">
            <text:p>10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formula="of:=[.$N$2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$A43]+[.$F$8]+[.$F$9]" office:value-type="time" office:time-value="PT11H00M00S" calcext:value-type="time">
            <text:p>11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formula="of:=[.$N$4]" office:value-type="string" office:string-value="SG Walberla 1" calcext:value-type="string">
            <text:p>SG Walberla 1</text:p>
          </table:table-cell>
          <table:table-cell table:number-columns-repeated="10"/>
        </table:table-row>
        <table:table-row table:style-name="ro1">
          <table:table-cell table:formula="of:=[.$A45]" office:value-type="time" office:time-value="PT11H00M00S" calcext:value-type="time">
            <text:p>11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formula="of:=[.$N$6]" office:value-type="string" office:string-value="SV DJK Eggolsheim" calcext:value-type="string">
            <text:p>SV DJK Eggolsheim</text:p>
          </table:table-cell>
          <table:table-cell table:number-columns-repeated="10"/>
        </table:table-row>
        <table:table-row table:style-name="ro1">
          <table:table-cell table:formula="of:=[.$A45]+[.$F$8]+[.$F$9]" office:value-type="time" office:time-value="PT11H15M00S" calcext:value-type="time">
            <text:p>11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formula="of:=[.$N$2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$A47]" office:value-type="time" office:time-value="PT11H15M00S" calcext:value-type="time">
            <text:p>11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number-columns-repeated="10"/>
        </table:table-row>
        <table:table-row table:style-name="ro1">
          <table:table-cell table:formula="of:=[.$A47]+[.$F$8]+[.$F$9]" office:value-type="time" office:time-value="PT11H30M00S" calcext:value-type="time">
            <text:p>11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number-columns-repeated="10"/>
        </table:table-row>
        <table:table-row table:style-name="ro1">
          <table:table-cell table:formula="of:=[.$A49]" office:value-type="time" office:time-value="PT11H30M00S" calcext:value-type="time">
            <text:p>11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formula="of:=[.$N$4]" office:value-type="string" office:string-value="SG Walberla 1" calcext:value-type="string">
            <text:p>SG Walberla 1</text:p>
          </table:table-cell>
          <table:table-cell table:number-columns-repeated="10"/>
        </table:table-row>
        <table:table-row table:style-name="ro1">
          <table:table-cell table:formula="of:=[.$A49]+[.$F$8]+[.$F$9]" office:value-type="time" office:time-value="PT11H45M00S" calcext:value-type="time">
            <text:p>11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number-columns-repeated="10"/>
        </table:table-row>
        <table:table-row table:style-name="ro1">
          <table:table-cell table:formula="of:=[.$A51]" office:value-type="time" office:time-value="PT11H45M00S" calcext:value-type="time">
            <text:p>11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formula="of:=[.$N$5]" office:value-type="string" office:string-value="DJK Falke Nürnberg" calcext:value-type="string">
            <text:p>DJK Falke Nürnberg</text:p>
          </table:table-cell>
          <table:table-cell table:number-columns-repeated="10"/>
        </table:table-row>
        <table:table-row table:style-name="ro1">
          <table:table-cell table:formula="of:=[.$A51]+[.$F$8]+[.$F$9]" office:value-type="time" office:time-value="PT12H00M00S" calcext:value-type="time">
            <text:p>12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number-columns-repeated="9"/>
        </table:table-row>
        <table:table-row table:style-name="ro1">
          <table:table-cell table:formula="of:=[.$A53]" office:value-type="time" office:time-value="PT12H00M00S" calcext:value-type="time">
            <text:p>12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number-columns-repeated="10"/>
        </table:table-row>
        <table:table-row table:style-name="ro1">
          <table:table-cell table:formula="of:=[.$A53]+[.$F$8]+[.$F$9]" office:value-type="time" office:time-value="PT12H15M00S" calcext:value-type="time">
            <text:p>12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formula="of:=[.$N$3]" office:value-type="string" office:string-value="DJK Don Bosco Bamberg 2" calcext:value-type="string">
            <text:p>DJK Don Bosco Bamberg 2</text:p>
          </table:table-cell>
          <table:table-cell table:number-columns-repeated="10"/>
        </table:table-row>
        <table:table-row table:style-name="ro1">
          <table:table-cell table:formula="of:=[.$A55]" office:value-type="time" office:time-value="PT12H15M00S" calcext:value-type="time">
            <text:p>12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formula="of:=[.$N$2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$A55]+[.$F$8]+[.$F$9]" office:value-type="time" office:time-value="PT12H30M00S" calcext:value-type="time">
            <text:p>12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formula="of:=[.$N$5]" office:value-type="string" office:string-value="DJK Falke Nürnberg" calcext:value-type="string">
            <text:p>DJK Falke Nürnberg</text:p>
          </table:table-cell>
          <table:table-cell table:number-columns-repeated="10"/>
        </table:table-row>
        <table:table-row table:style-name="ro1">
          <table:table-cell table:formula="of:=[.$A57]" office:value-type="time" office:time-value="PT12H30M00S" calcext:value-type="time">
            <text:p>12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number-columns-repeated="10"/>
        </table:table-row>
        <table:table-row table:style-name="ro1">
          <table:table-cell table:formula="of:=[.$A57]+[.$F$8]+[.$F$9]" office:value-type="time" office:time-value="PT12H45M00S" calcext:value-type="time">
            <text:p>12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6]" office:value-type="string" office:string-value="SV DJK Eggolsheim" calcext:value-type="string">
            <text:p>SV DJK Eggolsheim</text:p>
          </table:table-cell>
          <table:table-cell table:number-columns-repeated="10"/>
        </table:table-row>
        <table:table-row table:style-name="ro1">
          <table:table-cell table:formula="of:=[.$A59]" office:value-type="time" office:time-value="PT12H45M00S" calcext:value-type="time">
            <text:p>12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formula="of:=[.$N$4]" office:value-type="string" office:string-value="SG Walberla 1" calcext:value-type="string">
            <text:p>SG Walberla 1</text:p>
          </table:table-cell>
          <table:table-cell table:number-columns-repeated="10"/>
        </table:table-row>
        <table:table-row table:style-name="ro1">
          <table:table-cell table:formula="of:=[.$A59]+[.$F$8]+[.$F$9]" office:value-type="time" office:time-value="PT13H00M00S" calcext:value-type="time">
            <text:p>13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formula="of:=[.$N$3]" office:value-type="string" office:string-value="DJK Don Bosco Bamberg 2" calcext:value-type="string">
            <text:p>DJK Don Bosco Bamberg 2</text:p>
          </table:table-cell>
          <table:table-cell table:style-name="ce56"/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56"/>
          <table:table-cell table:number-columns-repeated="9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6" table:number-rows-repeated="2"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</table:table-row>
      </table:table>
      <table:table table:name="D-Junioren" table:style-name="ta3"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44" table:default-cell-style-name="ce59"/>
        <table:table-column table:style-name="co25" table:default-cell-style-name="ce59"/>
        <table:table-column table:style-name="co45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9" table:style-name="ta2">
        <table:table-column table:style-name="co37" table:default-cell-style-name="ce58"/>
        <table:table-column table:style-name="co45" table:default-cell-style-name="ce58"/>
        <table:table-column table:style-name="co46" table:default-cell-style-name="ce57"/>
        <table:table-column table:style-name="co47" table:default-cell-style-name="ce57"/>
        <table:table-column table:style-name="co48" table:default-cell-style-name="ce57"/>
        <table:table-column table:style-name="co24" table:default-cell-style-name="ce56"/>
        <table:table-column table:style-name="co41" table:default-cell-style-name="ce57"/>
        <table:table-column table:style-name="co37" table:number-columns-repeated="8" table:default-cell-style-name="ce59"/>
        <table:table-row table:style-name="ro1">
          <table:table-cell table:style-name="Default" table:number-columns-repeated="3"/>
          <table:table-cell table:style-name="ce59"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 table:style-name="ce59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59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SG Gaustadt 3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/>
          <table:table-cell table:number-columns-repeated="7"/>
          <table:table-cell office:value-type="string" calcext:value-type="string">
            <text:p>SG Gaustadt 2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/>
          <table:table-cell table:number-columns-repeated="7"/>
          <table:table-cell office:value-type="string" calcext:value-type="string">
            <text:p>SG Walberla 2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6"/>
          <table:table-cell office:value-type="string" calcext:value-type="string">
            <text:p>DJK Falke Nürnberg 1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6"/>
          <table:table-cell office:value-type="string" calcext:value-type="string">
            <text:p>DJK Don Bosco Bamberg 4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6"/>
          <table:table-cell office:value-type="string" calcext:value-type="string">
            <text:p>SG Gaustadt 4</text:p>
          </table:table-cell>
          <table:table-cell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SG Gaustadt 3" calcext:value-type="string">
            <text:p>SG Gaustadt 3</text:p>
          </table:table-cell>
          <table:table-cell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8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/>
          <table:table-cell table:style-name="ce5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.$L$2]" office:value-type="time" office:time-value="PT12H45M00S" calcext:value-type="time">
            <text:p>12:45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Walberla 1" calcext:value-type="string">
            <text:p>SG Walberla 1</text:p>
          </table:table-cell>
          <table:table-cell table:formula="of:=[.$N$3]" office:value-type="string" office:string-value="SG Sambach" calcext:value-type="string">
            <text:p>SG Sambach</text:p>
          </table:table-cell>
          <table:table-cell table:style-name="ce5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.A15]+[.$G$9]+[.$G$10]" office:value-type="time" office:time-value="PT12H58M00S" calcext:value-type="time">
            <text:p>12:58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1" calcext:value-type="string">
            <text:p>SG Gaustadt 1</text:p>
          </table:table-cell>
          <table:table-cell table:formula="of:=[.$N$4]" office:value-type="string" office:string-value="DJK Don Bosco Bamberg 3" calcext:value-type="string">
            <text:p>DJK Don Bosco Bamberg 3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.A16]+[.$G$9]+[.$G$10]" office:value-type="time" office:time-value="PT13H11M00S" calcext:value-type="time">
            <text:p>13:11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SG Gaustadt 3" calcext:value-type="string">
            <text:p>SG Gaustadt 3</text:p>
          </table:table-cell>
          <table:table-cell table:formula="of:=[.$N$2]" office:value-type="string" office:string-value="SG Walberla 1" calcext:value-type="string">
            <text:p>SG Walberla 1</text:p>
          </table:table-cell>
          <table:table-cell table:style-name="ce5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.A17]+[.$G$9]+[.$G$10]" office:value-type="time" office:time-value="PT13H24M00S" calcext:value-type="time">
            <text:p>13:24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4]" office:value-type="string" office:string-value="DJK Don Bosco Bamberg 3" calcext:value-type="string">
            <text:p>DJK Don Bosco Bamberg 3</text:p>
          </table:table-cell>
          <table:table-cell table:formula="of:=[.$N$3]" office:value-type="string" office:string-value="SG Sambach" calcext:value-type="string">
            <text:p>SG Sambach</text:p>
          </table:table-cell>
          <table:table-cell table:style-name="ce57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.A18]+[.$G$9]+[.$G$10]" office:value-type="time" office:time-value="PT13H37M00S" calcext:value-type="time">
            <text:p>13:37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1" calcext:value-type="string">
            <text:p>SG Gaustadt 1</text:p>
          </table:table-cell>
          <table:table-cell table:formula="of:=[.$N$6]" office:value-type="string" office:string-value="SG Gaustadt 3" calcext:value-type="string">
            <text:p>SG Gaustadt 3</text:p>
          </table:table-cell>
          <table:table-cell table:number-columns-repeated="10"/>
        </table:table-row>
        <table:table-row table:style-name="ro1">
          <table:table-cell table:formula="of:=[.A19]+[.$G$9]+[.$G$10]" office:value-type="time" office:time-value="PT13H50M00S" calcext:value-type="time">
            <text:p>13:50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4]" office:value-type="string" office:string-value="DJK Don Bosco Bamberg 3" calcext:value-type="string">
            <text:p>DJK Don Bosco Bamberg 3</text:p>
          </table:table-cell>
          <table:table-cell table:formula="of:=[.$N$2]" office:value-type="string" office:string-value="SG Walberla 1" calcext:value-type="string">
            <text:p>SG Walberla 1</text:p>
          </table:table-cell>
          <table:table-cell table:number-columns-repeated="10"/>
        </table:table-row>
        <table:table-row table:style-name="ro1">
          <table:table-cell table:formula="of:=[.A20]+[.$G$9]+[.$G$10]" office:value-type="time" office:time-value="PT14H03M00S" calcext:value-type="time">
            <text:p>14:03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SG Sambach" calcext:value-type="string">
            <text:p>SG Sambach</text:p>
          </table:table-cell>
          <table:table-cell table:formula="of:=[.$N$5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A21]+[.$G$9]+[.$G$10]" office:value-type="time" office:time-value="PT14H16M00S" calcext:value-type="time">
            <text:p>14:16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SG Gaustadt 3" calcext:value-type="string">
            <text:p>SG Gaustadt 3</text:p>
          </table:table-cell>
          <table:table-cell table:formula="of:=[.$N$4]" office:value-type="string" office:string-value="DJK Don Bosco Bamberg 3" calcext:value-type="string">
            <text:p>DJK Don Bosco Bamberg 3</text:p>
          </table:table-cell>
          <table:table-cell table:number-columns-repeated="10"/>
        </table:table-row>
        <table:table-row table:style-name="ro1">
          <table:table-cell table:formula="of:=[.A22]+[.$G$9]+[.$G$10]" office:value-type="time" office:time-value="PT14H29M00S" calcext:value-type="time">
            <text:p>14:29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Walberla 1" calcext:value-type="string">
            <text:p>SG Walberla 1</text:p>
          </table:table-cell>
          <table:table-cell table:formula="of:=[.$N$5]" office:value-type="string" office:string-value="SG Gaustadt 1" calcext:value-type="string">
            <text:p>SG Gaustadt 1</text:p>
          </table:table-cell>
          <table:table-cell table:number-columns-repeated="10"/>
        </table:table-row>
        <table:table-row table:style-name="ro1">
          <table:table-cell table:formula="of:=[.A23]+[.$G$9]+[.$G$10]" office:value-type="time" office:time-value="PT14H42M00S" calcext:value-type="time">
            <text:p>14:42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SG Sambach" calcext:value-type="string">
            <text:p>SG Sambach</text:p>
          </table:table-cell>
          <table:table-cell table:formula="of:=[.$N$6]" office:value-type="string" office:string-value="SG Gaustadt 3" calcext:value-type="string">
            <text:p>SG Gaustadt 3</text:p>
          </table:table-cell>
          <table:table-cell table:number-columns-repeated="10"/>
        </table:table-row>
        <table:table-row table:style-name="ro1">
          <table:table-cell table:formula="of:=[.$L$2]" office:value-type="time" office:time-value="PT12H45M00S" calcext:value-type="time">
            <text:p>12:45:00</text:p>
          </table:table-cell>
          <table:table-cell table:formula="of:=[.$G$11]" office:value-type="time" office:time-value="PT00H15M00S" calcext:value-type="time">
            <text:p>00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style-name="ce57"/>
          <table:table-cell table:number-columns-repeated="9"/>
        </table:table-row>
        <table:table-row table:style-name="ro1">
          <table:table-cell table:formula="of:=[.A25]+[.$G$11]+[.$G$12]" office:value-type="time" office:time-value="PT13H05M00S" calcext:value-type="time">
            <text:p>13:05:00</text:p>
          </table:table-cell>
          <table:table-cell table:formula="of:=[.$G$11]" office:value-type="time" office:time-value="PT00H15M00S" calcext:value-type="time">
            <text:p>00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9]" office:value-type="string" office:string-value="DJK Falke Nürnberg 1" calcext:value-type="string">
            <text:p>DJK Falke Nürnberg 1</text:p>
          </table:table-cell>
          <table:table-cell table:formula="of:=[.$N$10]" office:value-type="string" office:string-value="DJK Don Bosco Bamberg 4" calcext:value-type="string">
            <text:p>DJK Don Bosco Bamberg 4</text:p>
          </table:table-cell>
          <table:table-cell table:style-name="ce57"/>
          <table:table-cell table:number-columns-repeated="9"/>
        </table:table-row>
        <table:table-row table:style-name="ro1">
          <table:table-cell table:formula="of:=[.A26]+[.$G$11]+[.$G$12]*2" office:value-type="time" office:time-value="PT13H30M00S" calcext:value-type="time">
            <text:p>13:30:00</text:p>
          </table:table-cell>
          <table:table-cell table:formula="of:=[.$G$11]" office:value-type="time" office:time-value="PT00H15M00S" calcext:value-type="time">
            <text:p>00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10]" office:value-type="string" office:string-value="DJK Don Bosco Bamberg 4" calcext:value-type="string">
            <text:p>DJK Don Bosco Bamberg 4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formula="of:=[.A27]+[.$G$11]+[.$G$12]" office:value-type="time" office:time-value="PT13H50M00S" calcext:value-type="time">
            <text:p>13:50:00</text:p>
          </table:table-cell>
          <table:table-cell table:formula="of:=[.$G$11]" office:value-type="time" office:time-value="PT00H15M00S" calcext:value-type="time">
            <text:p>00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formula="of:=[.$N$9]" office:value-type="string" office:string-value="DJK Falke Nürnberg 1" calcext:value-type="string">
            <text:p>DJK Falke Nürnberg 1</text:p>
          </table:table-cell>
          <table:table-cell table:number-columns-repeated="10"/>
        </table:table-row>
        <table:table-row table:style-name="ro1">
          <table:table-cell table:formula="of:=[.A28]+[.$G$11]+[.$G$12]*2" office:value-type="time" office:time-value="PT14H15M00S" calcext:value-type="time">
            <text:p>14:15:00</text:p>
          </table:table-cell>
          <table:table-cell table:formula="of:=[.$G$11]" office:value-type="time" office:time-value="PT00H15M00S" calcext:value-type="time">
            <text:p>00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9]" office:value-type="string" office:string-value="DJK Falke Nürnberg 1" calcext:value-type="string">
            <text:p>DJK Falke Nürnberg 1</text:p>
          </table:table-cell>
          <table:table-cell table:formula="of:=[.$N$7]" office:value-type="string" office:string-value="SG Gaustadt 2" calcext:value-type="string">
            <text:p>SG Gaustadt 2</text:p>
          </table:table-cell>
          <table:table-cell table:number-columns-repeated="10"/>
        </table:table-row>
        <table:table-row table:style-name="ro1">
          <table:table-cell table:formula="of:=[.A29]+[.$G$11]+[.$G$12]" office:value-type="time" office:time-value="PT14H35M00S" calcext:value-type="time">
            <text:p>14:35:00</text:p>
          </table:table-cell>
          <table:table-cell table:formula="of:=[.$G$11]" office:value-type="time" office:time-value="PT00H15M00S" calcext:value-type="time">
            <text:p>00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8]" office:value-type="string" office:string-value="SG Walberla 2" calcext:value-type="string">
            <text:p>SG Walberla 2</text:p>
          </table:table-cell>
          <table:table-cell table:formula="of:=[.$N$10]" office:value-type="string" office:string-value="DJK Don Bosco Bamberg 4" calcext:value-type="string">
            <text:p>DJK Don Bosco Bamberg 4</text:p>
          </table:table-cell>
          <table:table-cell table:number-columns-repeated="10"/>
        </table:table-row>
        <table:table-row table:style-name="ro1">
          <table:table-cell table:style-name="ce57"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 table:formula="of:=[.$A$24]+[.$G$9]*2" office:value-type="time" office:time-value="PT15H02M00S" calcext:value-type="time">
            <text:p>15:02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I$5]" office:value-type="string" office:string-value="b4" calcext:value-type="string">
            <text:p>b4</text:p>
          </table:table-cell>
          <table:table-cell table:formula="of:=[.$H$5]" office:value-type="string" office:string-value="a4" calcext:value-type="string">
            <text:p>a4</text:p>
          </table:table-cell>
          <table:table-cell table:number-columns-repeated="10"/>
        </table:table-row>
        <table:table-row table:style-name="ro1">
          <table:table-cell table:formula="of:=[.A33]" office:value-type="time" office:time-value="PT15H02M00S" calcext:value-type="time">
            <text:p>15:02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H$4]" office:value-type="string" office:string-value="a3" calcext:value-type="string">
            <text:p>a3</text:p>
          </table:table-cell>
          <table:table-cell table:formula="of:=[.$I$4]" office:value-type="string" office:string-value="b3" calcext:value-type="string">
            <text:p>b3</text:p>
          </table:table-cell>
          <table:table-cell table:number-columns-repeated="10"/>
        </table:table-row>
        <table:table-row table:style-name="ro1">
          <table:table-cell table:formula="of:=[.A34]+[.$G$9]+[.$G$10]" office:value-type="time" office:time-value="PT15H15M00S" calcext:value-type="time">
            <text:p>15:15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H$2]" office:value-type="string" office:string-value="a1" calcext:value-type="string">
            <text:p>a1</text:p>
          </table:table-cell>
          <table:table-cell table:formula="of:=[.$I$3]" office:value-type="string" office:string-value="b2" calcext:value-type="string">
            <text:p>b2</text:p>
          </table:table-cell>
          <table:table-cell table:number-columns-repeated="10"/>
        </table:table-row>
        <table:table-row table:style-name="ro1">
          <table:table-cell table:formula="of:=[.A35]" office:value-type="time" office:time-value="PT15H15M00S" calcext:value-type="time">
            <text:p>15:15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I$2]" office:value-type="string" office:string-value="b1" calcext:value-type="string">
            <text:p>b1</text:p>
          </table:table-cell>
          <table:table-cell table:formula="of:=[.$H$3]" office:value-type="string" office:string-value="a2" calcext:value-type="string">
            <text:p>a2</text:p>
          </table:table-cell>
          <table:table-cell table:number-columns-repeated="10"/>
        </table:table-row>
        <table:table-row table:style-name="ro1">
          <table:table-cell table:formula="of:=[.A36]+[.$G$9]+[.$G$10]" office:value-type="time" office:time-value="PT15H28M00S" calcext:value-type="time">
            <text:p>15:28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H$6]" office:value-type="string" office:string-value="a5" calcext:value-type="string">
            <text:p>a5</text:p>
          </table:table-cell>
          <table:table-cell table:formula="of:=[.$I$5]" office:value-type="string" office:string-value="b4" calcext:value-type="string">
            <text:p>b4</text:p>
          </table:table-cell>
          <table:table-cell table:number-columns-repeated="10"/>
        </table:table-row>
        <table:table-row table:style-name="ro1">
          <table:table-cell table:formula="of:=[.A37]+[.$G$9]+[.$G$10]" office:value-type="time" office:time-value="PT15H41M00S" calcext:value-type="time">
            <text:p>15:41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"/>
        </table:table-row>
        <table:table-row table:style-name="ro1">
          <table:table-cell table:formula="of:=[.A38]+[.$G$9]+[.$G$10]" office:value-type="time" office:time-value="PT15H54M00S" calcext:value-type="time">
            <text:p>15:54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H$5]" office:value-type="string" office:string-value="a4" calcext:value-type="string">
            <text:p>a4</text:p>
          </table:table-cell>
          <table:table-cell table:formula="of:=[.$H$6]" office:value-type="string" office:string-value="a5" calcext:value-type="string">
            <text:p>a5</text:p>
          </table:table-cell>
          <table:table-cell table:number-columns-repeated="10"/>
        </table:table-row>
        <table:table-row table:style-name="ro1">
          <table:table-cell table:formula="of:=[.A39]+[.$G$9]+[.$G$10]" office:value-type="time" office:time-value="PT16H07M00S" calcext:value-type="time">
            <text:p>16:07:00</text:p>
          </table:table-cell>
          <table:table-cell table:formula="of:=[.$G$9]" office:value-type="time" office:time-value="PT00H10M00S" calcext:value-type="time">
            <text:p>00:10:00</text:p>
          </table:table-cell>
          <table:table-cell table:formula="of:=[.$L$4]" office:value-type="string" office:string-value="blau" calcext:value-type="string">
            <text:p>blau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"/>
        </table:table-row>
        <table:table-row table:style-name="ro1" table:number-rows-repeated="4">
          <table:table-cell table:style-name="Default" table:number-columns-repeated="5"/>
          <table:table-cell table:number-columns-repeated="10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9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rnsdorf" calcext:value-type="string">
            <text:p>SG Sambach/Her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2" table:print-ranges="'B-Junioren'.A1:'B-Junioren'.F35">
        <table:table-column table:style-name="co37" table:default-cell-style-name="ce58"/>
        <table:table-column table:style-name="co50" table:default-cell-style-name="ce56"/>
        <table:table-column table:style-name="co51" table:default-cell-style-name="ce56"/>
        <table:table-column table:style-name="co52" table:default-cell-style-name="ce56"/>
        <table:table-column table:style-name="co31" table:default-cell-style-name="ce57"/>
        <table:table-column table:style-name="co30" table:default-cell-style-name="ce57"/>
        <table:table-column table:style-name="co37" table:number-columns-repeated="5" table:default-cell-style-name="ce59"/>
        <table:table-column table:style-name="co37" table:default-cell-style-name="Default"/>
        <table:table-column table:style-name="co37" table:number-columns-repeated="3" table:default-cell-style-name="ce59"/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table:style-name="ce59"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/>
          <table:table-cell table:style-name="ce59"/>
          <table:table-cell/>
          <table:table-cell office:value-type="string" calcext:value-type="string">
            <text:p>DJK Falke Nürnberg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table:style-name="ce59"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ce59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/>
        </table:table-row>
        <table:table-row table:style-name="ro1">
          <table:table-cell table:style-name="ce59" table:number-columns-repeated="2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/>
          <table:table-cell/>
          <table:table-cell office:value-type="string" calcext:value-type="string">
            <text:p>DJK Teuchatz</text:p>
          </table:table-cell>
          <table:table-cell/>
        </table:table-row>
        <table:table-row table:style-name="ro1">
          <table:table-cell table:style-name="ce56"/>
          <table:table-cell table:style-name="ce57"/>
          <table:table-cell office:value-type="string" calcext:value-type="string">
            <text:p>Name</text:p>
          </table:table-cell>
          <table:table-cell table:style-name="ce57"/>
          <table:table-cell table:number-columns-repeated="4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2]" office:value-type="string" office:string-value="SG Sambach/Herrnsdorf" calcext:value-type="string">
            <text:p>SG Sambach/Herrnsdorf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3]" office:value-type="string" office:string-value="DJK Falke Nürnberg" calcext:value-type="string">
            <text:p>DJK Falke Nürnberg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4]" office:value-type="string" office:string-value="SG Gaustadt 1" calcext:value-type="string">
            <text:p>SG Gaustadt 1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5]" office:value-type="string" office:string-value="SG Gaustadt 2" calcext:value-type="string">
            <text:p>SG Gaustadt 2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7" table:number-columns-repeated="2"/>
          <table:table-cell table:formula="of:=[.$N6]" office:value-type="string" office:string-value="DJK Teuchatz" calcext:value-type="string">
            <text:p>DJK Teuchatz</text:p>
          </table:table-cell>
          <table:table-cell table:style-name="ce57"/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5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2"/>
          <table:table-cell table:style-name="ce60"/>
          <table:table-cell table:style-name="ce57"/>
          <table:table-cell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9"/>
        </table:table-row>
        <table:table-row table:style-name="ro1">
          <table:table-cell table:style-name="ce56"/>
          <table:table-cell/>
          <table:table-cell table:style-name="ce62" office:value-type="string" calcext:value-type="string">
            <text:p>Spielplan</text:p>
          </table:table-cell>
          <table:table-cell table:number-columns-repeated="12"/>
        </table:table-row>
        <table:table-row table:style-name="ro1">
          <table:table-cell table:formula="of:=[.$L$2]" office:value-type="time" office:time-value="PT13H30M00S" calcext:value-type="time">
            <text:p>13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16]" office:value-type="time" office:time-value="PT13H30M00S" calcext:value-type="time">
            <text:p>13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17]+[.$F$13]+[.$F$14]" office:value-type="time" office:time-value="PT13H45M00S" calcext:value-type="time">
            <text:p>13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11"/>
        </table:table-row>
        <table:table-row table:style-name="ro1">
          <table:table-cell table:formula="of:=[.$A18]" office:value-type="time" office:time-value="PT13H45M00S" calcext:value-type="time">
            <text:p>13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6"/>
          <table:table-cell table:number-columns-repeated="6"/>
          <table:table-cell table:style-name="ce59"/>
          <table:table-cell table:number-columns-repeated="3"/>
        </table:table-row>
        <table:table-row table:style-name="ro1">
          <table:table-cell table:formula="of:=[.$A19]+[.$F$13]+[.$F$14]" office:value-type="time" office:time-value="PT14H00M00S" calcext:value-type="time">
            <text:p>14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0]" office:value-type="time" office:time-value="PT14H00M00S" calcext:value-type="time">
            <text:p>14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1]+[.$F$13]+[.$F$14]" office:value-type="time" office:time-value="PT14H15M00S" calcext:value-type="time">
            <text:p>14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2]" office:value-type="time" office:time-value="PT14H15M00S" calcext:value-type="time">
            <text:p>14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3]+[.$F$13]+[.$F$14]" office:value-type="time" office:time-value="PT14H30M00S" calcext:value-type="time">
            <text:p>14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4]" office:value-type="time" office:time-value="PT14H30M00S" calcext:value-type="time">
            <text:p>14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5]+[.$F$13]+[.$F$14]" office:value-type="time" office:time-value="PT14H45M00S" calcext:value-type="time">
            <text:p>14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6]" office:value-type="time" office:time-value="PT14H45M00S" calcext:value-type="time">
            <text:p>14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27]+[.$F$13]+[.$F$14]" office:value-type="time" office:time-value="PT15H00M00S" calcext:value-type="time">
            <text:p>15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28]" office:value-type="time" office:time-value="PT15H00M00S" calcext:value-type="time">
            <text:p>15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6"/>
          <table:table-cell table:number-columns-repeated="10"/>
        </table:table-row>
        <table:table-row table:style-name="ro1">
          <table:table-cell table:formula="of:=[.$A29]+[.$F$13]+[.$F$14]" office:value-type="time" office:time-value="PT15H15M00S" calcext:value-type="time">
            <text:p>15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30]" office:value-type="time" office:time-value="PT15H15M00S" calcext:value-type="time">
            <text:p>15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31]+[.$F$13]+[.$F$14]" office:value-type="time" office:time-value="PT15H30M00S" calcext:value-type="time">
            <text:p>15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32]" office:value-type="time" office:time-value="PT15H30M00S" calcext:value-type="time">
            <text:p>15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33]+[.$F$13]+[.$F$14]" office:value-type="time" office:time-value="PT15H45M00S" calcext:value-type="time">
            <text:p>15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34]" office:value-type="time" office:time-value="PT15H45M00S" calcext:value-type="time">
            <text:p>15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56"/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 table:number-rows-repeated="7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3" table:default-cell-style-name="ce59"/>
        <table:table-column table:style-name="co54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/>
          <table:table-cell table:style-name="ce57" office:value-type="string" calcext:value-type="string">
            <text:p>SV-DJK Sambach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table:style-name="ce57"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/>
          <table:table-cell table:style-name="ce57" office:value-type="string" calcext:value-type="string">
            <text:p>DJK Teutonia Gaustadt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57"/>
          <table:table-cell table:number-columns-repeated="1010"/>
        </table:table-row>
        <table:table-row table:style-name="ro1">
          <table:table-cell table:style-name="ce65" table:number-columns-repeated="2"/>
          <table:table-cell table:style-name="ce67"/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/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table:formula="of:=[.$N$3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table:formula="of:=[.$N$4]" office:value-type="string" office:string-value="DJK Teutonia Gaustadt" calcext:value-type="string">
            <text:p>DJK Teutonia Gaustadt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V-DJK Sambach" calcext:value-type="string">
            <text:p>SV-DJK Sambach</text:p>
          </table:table-cell>
          <table:table-cell table:style-name="ce57" table:formula="of:=[.$C$11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17H50M00S" calcext:value-type="time">
            <text:p>17:5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Don Bosco Bamberg" calcext:value-type="string">
            <text:p>DJK Don Bosco Bamberg</text:p>
          </table:table-cell>
          <table:table-cell table:style-name="ce57" table:formula="of:=[.$C$12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18H10M00S" calcext:value-type="time">
            <text:p>18:1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 Teutonia Gaustadt" calcext:value-type="string">
            <text:p>DJK Teutonia Gaustadt</text:p>
          </table:table-cell>
          <table:table-cell table:style-name="ce57" table:formula="of:=[.$C$10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18H30M00S" calcext:value-type="time">
            <text:p>18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Don Bosco Bamberg" calcext:value-type="string">
            <text:p>DJK Don Bosco Bamberg</text:p>
          </table:table-cell>
          <table:table-cell table:style-name="ce57" table:formula="of:=[.$C$10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8H50M00S" calcext:value-type="time">
            <text:p>18:5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 Teutonia Gaustadt" calcext:value-type="string">
            <text:p>DJK Teutonia Gaustadt</text:p>
          </table:table-cell>
          <table:table-cell table:style-name="ce57" table:formula="of:=[.$C$11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9H10M00S" calcext:value-type="time">
            <text:p>19:1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V-DJK Sambach" calcext:value-type="string">
            <text:p>SV-DJK Sambach</text:p>
          </table:table-cell>
          <table:table-cell table:style-name="ce57" table:formula="of:=[.$C$12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4">
        <table:table-column table:style-name="co55" table:default-cell-style-name="ce59"/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number-columns-repeated="1014" table:default-cell-style-name="ce59"/>
        <table:table-row table:style-name="ro7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3">
        <table:table-column table:style-name="co66" table:default-cell-style-name="ce105"/>
        <table:table-column table:style-name="co67" table:default-cell-style-name="ce59"/>
        <table:table-column table:style-name="co68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 table:number-rows-repeated="4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4])" office:value-type="float" office:value="50" calcext:value-type="float">
            <text:p>50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.00.0000</text:date>, <text:time style:data-style-name="N2" text:time-value="11:38:13.4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7-01T22:05:58.316000000</dc:date>
    <meta:editing-cycles>222</meta:editing-cycles>
    <meta:editing-duration>P1DT7H58M44S</meta:editing-duration>
    <meta:document-statistic meta:table-count="21" meta:cell-count="2821" meta:object-count="0"/>
  </office:meta>
</office:document-meta>
</file>